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0000000112653AE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113cm" fo:min-width="18.934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102cm" svg:stroke-color="#000000" draw:marker-start-width="0.356cm" draw:marker-end-width="0.356cm" draw:fill="none" loext:fill-use-slide-background="false" draw:textarea-horizontal-align="justify" draw:textarea-vertical-align="middle" draw:auto-grow-height="false" fo:min-height="0.766cm" fo:min-width="5.563cm" fo:padding-top="0.176cm" fo:padding-bottom="0.176cm" fo:padding-left="0.301cm" fo:padding-right="0.301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2cm" fo:min-width="0cm" loext:decorative="false"/>
      <style:paragraph-properties style:writing-mode="lr-tb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2.092cm" fo:min-width="16.804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434cm" svg:height="8.363cm" svg:x="1.156cm" svg:y="1.6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002cm" svg:height="1.09cm" svg:x="3.668cm" svg:y="2.255cm">
          <draw:text-box>
            <text:p>Details/Edit Baseline for meter &lt;meter name&gt;</text:p>
          </draw:text-box>
        </draw:frame>
        <draw:frame draw:style-name="gr3" draw:text-style-name="P3" draw:layer="layout" svg:width="0.422cm" svg:height="0.448cm" svg:x="16.881cm" svg:y="2.665cm">
          <draw:image xlink:href="Pictures/1000000100000010000000112653AE90.png" xlink:type="simple" xlink:show="embed" xlink:actuate="onLoad" draw:mime-type="image/png">
            <text:p/>
          </draw:image>
        </draw:frame>
        <draw:custom-shape draw:style-name="gr4" draw:text-style-name="P4" draw:layer="layout" svg:width="6.173cm" svg:height="1.126cm" svg:x="6.205cm" svg:y="3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6.431cm" svg:height="0.962cm" svg:x="6.143cm" svg:y="3.68cm">
          <draw:text-box>
            <text:p>Create First Baseline</text:p>
          </draw:text-box>
        </draw:frame>
        <draw:frame draw:style-name="gr6" draw:text-style-name="P2" draw:layer="layout" svg:width="10.243cm" svg:height="0.962cm" svg:x="4.623cm" svg:y="5.2cm">
          <draw:text-box>
            <text:p>or (not shown, only for description)</text:p>
          </draw:text-box>
        </draw:frame>
        <draw:custom-shape draw:style-name="gr7" draw:text-style-name="P4" draw:layer="layout" svg:width="17.304cm" svg:height="2.342cm" svg:x="2.616cm" svg:y="6.873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7.127cm" svg:height="1.673cm" svg:x="2.494cm" svg:y="7.142cm">
          <draw:text-box>
            <text:p>Baseline table if there is at least one baseline for this meter</text:p>
            <text:p>It is described abov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ven Huss-Lederman</meta:initial-creator>
    <meta:creation-date>2025-04-28T09:17:02.975000000</meta:creation-date>
    <dc:date>2025-04-28T11:00:05.632000000</dc:date>
    <dc:creator>Steven Huss-Lederman</dc:creator>
    <meta:editing-duration>PT1H19M24S</meta:editing-duration>
    <meta:editing-cycles>4</meta:editing-cycles>
    <meta:generator>LibreOffice/24.8.5.2$Windows_X86_64 LibreOffice_project/fddf2685c70b461e7832239a0162a77216259f22</meta:generator>
    <meta:document-statistic meta:object-count="8"/>
  </office:meta>
</office:document-meta>
</file>